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5.714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elementos </text:span><text:span text:style-name="T17">n</text:span><text:span text:style-name="T16"> no vetor </text:span><text:span text:style-name="T17">xs</text:span><text:span text:style-name="T16"> e retorne a média entre todos os valores do vetor.</text:span></text:p>
              </text:list-item>
              <text:list-item>
                <text:p><text:span text:style-name="T16">Dentro das funções, use a notação de ponteiros em vez da de índices (‘*’ 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quantidade de elementos e em seguida calcule a média dos valores do 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bidimensional </text:span><text:span text:style-name="T19">arr</text:span><text:span text:style-name="T18"> de inteiros com uma dimensão fixa (</text:span><text:span text:style-name="T17">LxC</text:span><text:span text:style-name="T18">), e preencha o array com </text:span><text:span text:style-name="T19">l*c</text:span><text:span text:style-name="T18"> números lidos do 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bidimensional </text:span><text:span text:style-name="T19">arr</text:span><text:span text:style-name="T18">, a quantidade de linhas </text:span><text:span text:style-name="T19">l</text:span><text:span text:style-name="T18">, a quantidade de colunas </text:span><text:span text:style-name="T19">c</text:span><text:span text:style-name="T18"> ,e retorne a média entre todos os valores do 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25">(sobrescreve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6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8</meta:editing-cycles>
    <meta:editing-duration>P63DT2H33M44S</meta:editing-duration>
    <meta:initial-creator>chico </meta:initial-creator>
    <dc:date>2019-05-03T14:03:54.436698565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